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5PDroidSans" svg:font-family="H5PDroidSans, sans-serif"/>
    <style:font-face style:name="Tahoma1" svg:font-family="Tahoma"/>
    <style:font-face style:name="sans-serif" svg:font-family="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2pt" style:font-size-asian="12pt" style:font-size-complex="12pt"/>
    </style:style>
    <style:style style:name="P2" style:family="paragraph" style:parent-style-name="Preformatted_20_Text">
      <style:text-properties style:font-name="Arial" fo:font-size="12pt" style:font-size-asian="12pt" style:font-size-complex="12pt"/>
    </style:style>
    <style:style style:name="P3" style:family="paragraph" style:parent-style-name="Preformatted_20_Text">
      <style:text-properties style:font-name="Arial" fo:font-size="12pt" fo:language="de" fo:country="DE" style:font-size-asian="12pt" style:font-size-complex="12pt"/>
    </style:style>
    <style:style style:name="P4" style:family="paragraph" style:parent-style-name="Preformatted_20_Text">
      <style:text-properties style:font-name="Arial" fo:font-size="12pt" fo:language="de" fo:country="DE" fo:font-weight="bold" style:font-size-asian="12pt" style:font-weight-asian="bold" style:font-size-complex="12pt" style:font-weight-complex="bold"/>
    </style:style>
    <style:style style:name="P5" style:family="paragraph" style:parent-style-name="Preformatted_20_Text">
      <style:text-properties fo:color="#000000" style:font-name="Arial" fo:font-size="12pt" fo:font-weight="bold" style:font-size-asian="12pt" style:font-weight-asian="bold" style:font-size-complex="12pt" style:font-weight-complex="bold"/>
    </style:style>
    <style:style style:name="P6" style:family="paragraph" style:parent-style-name="Preformatted_20_Text">
      <style:paragraph-properties fo:margin-top="0cm" fo:margin-bottom="0.499cm" fo:text-align="start" style:justify-single-word="false" style:writing-mode="lr-tb"/>
      <style:text-properties fo:language="de" fo:country="DE"/>
    </style:style>
    <style:style style:name="P7" style:family="paragraph" style:parent-style-name="Preformatted_20_Text">
      <style:paragraph-properties fo:margin-top="0cm" fo:margin-bottom="0.499cm" fo:text-align="start" style:justify-single-word="false" style:writing-mode="lr-tb"/>
      <style:text-properties style:font-name="Arial" fo:font-size="12pt" fo:language="de" fo:country="DE" style:font-size-asian="12pt" style:font-size-complex="12pt"/>
    </style:style>
    <style:style style:name="P8" style:family="paragraph" style:parent-style-name="Preformatted_20_Text">
      <style:paragraph-properties fo:text-align="start" style:justify-single-word="false" style:writing-mode="lr-tb"/>
      <style:text-properties fo:language="de" fo:country="DE"/>
    </style:style>
    <style:style style:name="P9" style:family="paragraph" style:parent-style-name="Preformatted_20_Text">
      <style:paragraph-properties fo:text-align="start" style:justify-single-word="false" style:writing-mode="lr-tb"/>
      <style:text-properties style:font-name="Arial" fo:font-size="12pt" fo:language="de" fo:country="DE" style:font-size-asian="12pt" style:font-size-complex="12pt"/>
    </style:style>
    <style:style style:name="P10" style:family="paragraph" style:parent-style-name="Preformatted_20_Text">
      <style:paragraph-properties fo:text-align="start" style:justify-single-word="false" style:writing-mode="lr-tb"/>
      <style:text-properties style:font-name="Arial" fo:font-size="12pt" fo:language="de" fo:country="DE" fo:font-weight="bold" style:font-size-asian="12pt" style:font-weight-asian="bold" style:font-size-complex="12pt" style:font-weight-complex="bold"/>
    </style:style>
    <style:style style:name="P11" style:family="paragraph" style:parent-style-name="Preformatted_20_Text">
      <style:paragraph-properties fo:text-align="start" style:justify-single-word="false" style:writing-mode="lr-tb"/>
      <style:text-properties style:font-name="Arial" fo:font-size="12pt" style:font-size-asian="12pt" style:font-size-complex="12pt"/>
    </style:style>
    <style:style style:name="T1" style:family="text">
      <style:text-properties fo:font-variant="normal" fo:text-transform="none" fo:color="#000000" style:font-name="sans-serif" fo:font-size="13.5pt" fo:letter-spacing="normal" fo:font-style="normal"/>
    </style:style>
    <style:style style:name="T2" style:family="text">
      <style:text-properties fo:font-variant="normal" fo:text-transform="none" fo:color="#000000" fo:font-size="13.5pt" fo:letter-spacing="normal" fo:font-style="normal"/>
    </style:style>
    <style:style style:name="T3" style:family="text">
      <style:text-properties fo:font-variant="normal" fo:text-transform="none" fo:color="#000000" style:font-name="Arial" fo:font-size="13.5pt" fo:letter-spacing="normal" fo:font-style="normal"/>
    </style:style>
    <style:style style:name="T4" style:family="text">
      <style:text-properties fo:font-variant="normal" fo:text-transform="none" fo:color="#000000" style:font-name="Arial" fo:letter-spacing="normal" fo:font-style="normal"/>
    </style:style>
    <style:style style:name="T5" style:family="text">
      <style:text-properties fo:font-variant="normal" fo:text-transform="none" fo:color="#000000" style:font-name="Arial" fo:font-size="12pt" fo:letter-spacing="normal" fo:font-style="normal" style:font-size-asian="12pt" style:font-size-complex="12pt"/>
    </style:style>
    <style:style style:name="T6" style:family="text">
      <style:text-properties fo:font-variant="normal" fo:text-transform="none" fo:color="#000000" style:font-name="H5PDroidSans" fo:font-size="15pt" fo:letter-spacing="normal" fo:font-style="normal"/>
    </style:style>
    <style:style style:name="T7" style:family="text">
      <style:text-properties fo:font-variant="normal" fo:text-transform="none" fo:color="#000000" fo:font-size="12pt" fo:letter-spacing="normal" fo:font-style="normal" style:font-size-asian="12pt" style:font-size-complex="12pt"/>
    </style:style>
    <style:style style:name="T8" style:family="text">
      <style:text-properties fo:font-variant="normal" fo:text-transform="none" fo:color="#000000" fo:font-size="15pt" fo:letter-spacing="normal" fo:font-style="normal"/>
    </style:style>
    <style:style style:name="T9" style:family="text">
      <style:text-properties fo:font-variant="normal" fo:text-transform="none" fo:color="#000000" fo:letter-spacing="normal" fo:font-style="normal"/>
    </style:style>
    <style:style style:name="T10" style:family="text">
      <style:text-properties fo:font-variant="normal" fo:text-transform="none" fo:color="#00ccff" style:font-name="H5PDroidSans" fo:font-size="15pt" fo:letter-spacing="normal" fo:font-style="normal"/>
    </style:style>
    <style:style style:name="T11" style:family="text">
      <style:text-properties fo:font-variant="normal" fo:text-transform="none" style:font-name="H5PDroidSans" fo:font-size="15pt" fo:letter-spacing="normal" fo:font-style="normal"/>
    </style:style>
    <style:style style:name="T12" style:family="text">
      <style:text-properties fo:font-variant="normal" fo:text-transform="none" fo:color="#800000" style:font-name="H5PDroidSans" fo:font-size="15pt" fo:letter-spacing="normal" fo:font-style="normal"/>
    </style:style>
    <style:style style:name="T13" style:family="text">
      <style:text-properties fo:color="#000000"/>
    </style:style>
    <style:style style:name="T14" style:family="text">
      <style:text-properties style:font-name="Arial"/>
    </style:style>
    <style:style style:name="T15" style:family="text">
      <style:text-properties style:font-name="Arial" fo:font-size="12pt" style:font-size-asian="12pt" style:font-size-complex="12pt"/>
    </style:style>
    <style:style style:name="T16" style:family="text">
      <style:text-properties fo:font-size="12pt" style:font-size-asian="12pt" style:font-size-complex="12pt"/>
    </style:style>
    <style:style style:name="T17" style:family="text">
      <style:text-properties fo:color="#8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tw-target-text"/>Ein Exploit ist ein Programm oder ein Codestück, das darauf abzielt, eine Sicherheitslücke oder Schwachstelle in einem Programm oder Computersystem zu entdecken und auszunutzen, im Allgemeinen für kriminelle Zwecke wie die Installation bösartiger Software. Ein Exploit ist nicht das Schadprogramm selbst, sondern vielmehr die Methode, mit der Cyberkriminelle es verbreiten.</text:p>
      <text:p text:style-name="P11"/>
      <text:p text:style-name="P8"><text:span text:style-name="Strong_20_Emphasis"><text:span text:style-name="T5">How does an exploit work?</text:span></text:span><text:span text:style-name="T15"> </text:span></text:p>
      <text:p text:style-name="P11"/>
      <text:p text:style-name="P9">Bei vielen Schwachstellen muss ein Angreifer eine Reihe verdächtiger Aktionen ausführen, um einen Exploit auszuführen. Schwachstellen sind typischerweise die Folge von Software- oder Systemfehlern. Angreifer erstellen Code, um diese Schwachstellen auszunutzen und verschiedene Arten von Schadsoftware in das System einzuschleusen.</text:p>
      <text:p text:style-name="P11"/>
      <text:p text:style-name="P10">Es gibt zwei Hauptkategorien von Exploits:</text:p>
      <text:p text:style-name="P11"/>
      <text:p text:style-name="P8"><text:span text:style-name="Strong_20_Emphasis"><text:span text:style-name="T5">Known exploits</text:span></text:span><text:span text:style-name="T15"> : Wenn den Entwicklern des betroffenen Programms ein Exploit gemeldet wird, wird die Schwachstelle häufig gepatcht, um den Exploit unbrauchbar zu machen. Einige Organisationen stellen eine Identifikationsnummer, eine Beschreibung und Anweisungen zur Verhinderung dieses Exploits zur Verfügung.</text:span></text:p>
      <text:p text:style-name="P11"/>
      <text:p text:style-name="P6"><text:span text:style-name="Strong_20_Emphasis"><text:span text:style-name="T5">Unknown exploits (Zero-day)</text:span></text:span><text:span text:style-name="T15"> ): Zero-Day-Exploits sind allen unbekannt, außer den Entwicklern, die sie erstellt haben. Hierbei handelt es sich um die schwerwiegendsten Exploits, da sie auftreten, wenn eine Software oder ein System eine erhebliche Sicherheitslücke aufweist, die dem Anbieter nicht bekannt ist. Wenn ein solcher Exploit auftritt, sind die Systeme, die ihn nutzen, einem Cyberangriff ausgesetzt. Der Anbieter wird einen Patch herausgeben, um das Problem zu beheben, oder die Sicherheitssoftware erkennt und blockiert den Exploit.</text:span></text:p>
      <text:p text:style-name="P4"><text:bookmark text:name="tw-target-text1"/>EternalBlue</text:p>
      <text:p text:style-name="P11"/>
      <text:p text:style-name="P7">EternalBlue ist einer der bekanntesten und verheerendsten Exploits überhaupt. EternalBlue, ursprünglich von der NSA entwickelt, wurde von der Hackergruppe Shadow Brokers gestohlen und dann im März 2017 offengelegt. Obwohl Microsoft die gezielte Schwachstelle fand und ein Sicherheitsupdate veröffentlichte, um sie zu beheben, versäumten es viele Personen und Organisationen, den Patch bereitzustellen Zeit. Dies ermöglichte es Angreifern, einige der verheerendsten Cyberangriffe der Geschichte durchzuführen, beispielsweise WannaCry.</text:p>
      <text:p text:style-name="P2"><text:span text:style-name="Strong_20_Emphasis"><text:span text:style-name="T9">Abusing Weaknesses</text:span></text:span><text:span text:style-name="T13"> </text:span><text:bookmark text:name="tw-target-text2"/></text:p>
      <text:p text:style-name="P9">Der Eternalblue-Exploit nutzt eine Windows-Funktion.</text:p>
      <text:p text:style-name="P9">Um zu verstehen, wie das funktioniert, werfen wir einen kurzen Blick auf die Funktionsweise des SMB-Protokolls (Server Message Block) und sehen, wie dies zur Remote-Codeausführung führt.</text:p>
      <text:p text:style-name="P11"/>
      <text:p text:style-name="P9">SMB ist ein Netzwerkprotokoll, mit dem Datei- und Druckdienste von Serversystemen angefordert werden.</text:p>
      <text:p text:style-name="P11"/>
      <text:p text:style-name="P10">Eternalblue macht sich drei deutliche Schwachstellen von Windows zunutze.</text:p>
      <text:p text:style-name="P11"/>
      <text:p text:style-name="P9">1. Der erste ist ein mathematischer Fehler.</text:p>
      <text:p text:style-name="P9"/>
      <text:p text:style-name="P9">2. Beim zweiten handelt es sich um einen Berechnungsfehler, der zu einem Ganzzahlüberlauf führt, der dazu führt, dass weniger Speicher als geplant zugewiesen wird, was zu einem Pufferüberlauf führt.</text:p>
      <text:p text:style-name="P9"/>
      <text:p text:style-name="P9">3. Sobald die Angreifer diesen Überlauf erreicht haben, können sie eine dritte Schwachstelle ausnutzen, die das Heap-Spraying ermöglicht, wodurch ein Speicherblock an einer bestimmten Adresse erstellt wird.</text:p>
      <text:p text:style-name="P7"><text:soft-page-break/>Durch Ausnutzung dieser Schwachstellen kann der Angreifer dann die Kontrolle über das gesamte System erlangen.</text:p>
      <text:p text:style-name="P7"/>
      <text:p text:style-name="P5"><text:bookmark text:name="tw-target-text3"/>WannaCry</text:p>
      <text:p text:style-name="P9">Die WannaCry-Ransomware war der schlimmste Albtraum der Welt. Der Angriff breitete sich mithilfe des EternalBlue-Exploits schnell über Computernetzwerke aus und infizierte 10.000 Geräte pro Stunde in 150 Ländern.</text:p>
      <text:p text:style-name="P7">WannaCry verschlüsselte Computer und machte sie dadurch unzugänglich. Dies stellt ein erhebliches Problem für die Gesundheitssysteme, Regierungen, Institutionen und Großkonzerne dar, auf die WannaCry abzielt. Obwohl WannaCry nicht mehr aktiv ist, ermöglichen ähnliche Schwachstellen es EternalBlue immer noch, Windows-Benutzer anzugreifen, die veraltete Betriebssysteme verwenden.</text:p>
      <text:p text:style-name="P1"><text:span text:style-name="Strong_20_Emphasis"><text:span text:style-name="T9">Who Is the Most Vulnerable to Exploits?</text:span></text:span><text:span text:style-name="T13"> </text:span></text:p>
      <text:p text:style-name="P3"><text:bookmark text:name="tw-target-text4"/><text:span text:style-name="T13">Wer seine Software nie aktualisiert, ist einem potenziellen Exploit-Angriff am stärksten ausgesetzt. Bedenken Sie Folgendes: Je länger eine Software auf dem Markt ist, desto mehr Zeit bleibt den Menschen, ihre Schwachstellen zu entdecken und Exploits für sie zu entwickeln.</text:span></text:p>
      <text:p text:style-name="P1"><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5PDroidSans" svg:font-family="H5PDroidSans, sans-serif"/>
    <style:font-face style:name="Tahoma1" svg:font-family="Tahoma"/>
    <style:font-face style:name="sans-serif" svg:font-family="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032cm" fo:margin-bottom="1.997cm" fo:margin-left="0.926cm" fo:margin-right="1.208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M29S</meta:editing-duration>
    <meta:editing-cycles>3</meta:editing-cycles>
    <meta:generator>OpenOffice/4.1.14$Win32 OpenOffice.org_project/4114m1$Build-9811</meta:generator>
    <dc:date>2023-11-20T21:34:22.25</dc:date>
    <meta:document-statistic meta:table-count="0" meta:image-count="0" meta:object-count="0" meta:page-count="2" meta:paragraph-count="22" meta:word-count="533" meta:character-count="4066"/>
    <dc:creator>kaos sevdalisi</dc:creator>
    <meta:user-defined meta:name="Info 1"/>
    <meta:user-defined meta:name="Info 2"/>
    <meta:user-defined meta:name="Info 3"/>
    <meta:user-defined meta:name="Info 4"/>
  </office:meta>
</office:document-meta>
</file>